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c6f14" officeooo:paragraph-rsid="004c6f14"/>
    </style:style>
    <style:style style:name="P3" style:family="paragraph" style:parent-style-name="Text_20_body">
      <style:text-properties officeooo:rsid="00505b2e" officeooo:paragraph-rsid="0051f6e2"/>
    </style:style>
    <style:style style:name="P4" style:family="paragraph" style:parent-style-name="Text_20_body">
      <style:text-properties fo:font-weight="bold" officeooo:rsid="0060fe5e" officeooo:paragraph-rsid="0060fe5e" style:font-weight-asian="bold" style:font-weight-complex="bold"/>
    </style:style>
    <style:style style:name="P5" style:family="paragraph" style:parent-style-name="Text_20_body">
      <style:text-properties fo:font-weight="normal" officeooo:rsid="0055160c" officeooo:paragraph-rsid="00559852" style:font-weight-asian="normal" style:font-weight-complex="normal"/>
    </style:style>
    <style:style style:name="P6" style:family="paragraph" style:parent-style-name="Text_20_body">
      <style:text-properties fo:font-weight="normal" officeooo:rsid="00559852" officeooo:paragraph-rsid="0055f83b" style:font-weight-asian="normal" style:font-weight-complex="normal"/>
    </style:style>
    <style:style style:name="P7" style:family="paragraph" style:parent-style-name="Text_20_body">
      <style:text-properties fo:font-weight="normal" officeooo:rsid="00580199" officeooo:paragraph-rsid="005a7afe" style:font-weight-asian="normal" style:font-weight-complex="normal"/>
    </style:style>
    <style:style style:name="P8" style:family="paragraph" style:parent-style-name="Text_20_body">
      <style:text-properties fo:font-weight="normal" officeooo:rsid="005a7afe" officeooo:paragraph-rsid="005a7afe" style:font-weight-asian="normal" style:font-weight-complex="normal"/>
    </style:style>
    <style:style style:name="P9" style:family="paragraph" style:parent-style-name="Text_20_body">
      <style:text-properties fo:font-weight="normal" officeooo:rsid="005b8729" officeooo:paragraph-rsid="005b8729" style:font-weight-asian="normal" style:font-weight-complex="normal"/>
    </style:style>
    <style:style style:name="P10" style:family="paragraph" style:parent-style-name="Text_20_body">
      <style:text-properties fo:font-weight="normal" officeooo:rsid="005cf7bb" officeooo:paragraph-rsid="005cf7bb" style:font-weight-asian="normal" style:font-weight-complex="normal"/>
    </style:style>
    <style:style style:name="P11" style:family="paragraph" style:parent-style-name="Text_20_body">
      <style:text-properties fo:font-weight="normal" officeooo:rsid="005f032c" officeooo:paragraph-rsid="005f032c" style:font-weight-asian="normal" style:font-weight-complex="normal"/>
    </style:style>
    <style:style style:name="P12" style:family="paragraph" style:parent-style-name="Text_20_body">
      <style:text-properties fo:font-weight="normal" officeooo:rsid="006128c2" officeooo:paragraph-rsid="0062d212" style:font-weight-asian="normal" style:font-weight-complex="normal"/>
    </style:style>
    <style:style style:name="P13" style:family="paragraph" style:parent-style-name="Text_20_body">
      <style:text-properties fo:font-weight="normal" officeooo:rsid="0062d212" officeooo:paragraph-rsid="0063dccd" style:font-weight-asian="normal" style:font-weight-complex="normal"/>
    </style:style>
    <style:style style:name="P14" style:family="paragraph" style:parent-style-name="Text_20_body">
      <style:text-properties fo:font-weight="normal" officeooo:rsid="00670f08" officeooo:paragraph-rsid="00670f08" style:font-weight-asian="normal" style:font-weight-complex="normal"/>
    </style:style>
    <style:style style:name="P15" style:family="paragraph" style:parent-style-name="Text_20_body">
      <style:text-properties fo:font-weight="normal" officeooo:rsid="00699c61" officeooo:paragraph-rsid="006cee99" style:font-weight-asian="normal" style:font-weight-complex="normal"/>
    </style:style>
    <style:style style:name="P16" style:family="paragraph" style:parent-style-name="Text_20_body" style:list-style-name="L1">
      <style:text-properties fo:font-weight="bold" officeooo:rsid="004c6f14" officeooo:paragraph-rsid="004d2cdb" style:font-weight-asian="bold" style:font-weight-complex="bold"/>
    </style:style>
    <style:style style:name="P17" style:family="paragraph" style:parent-style-name="Text_20_body" style:list-style-name="L2">
      <style:text-properties fo:font-weight="bold" officeooo:rsid="004d2cdb" officeooo:paragraph-rsid="004d2cdb" style:font-weight-asian="bold" style:font-weight-complex="bold"/>
    </style:style>
    <style:style style:name="P18" style:family="paragraph" style:parent-style-name="Text_20_body" style:list-style-name="L3">
      <style:text-properties fo:font-weight="bold" officeooo:rsid="0051f6e2" officeooo:paragraph-rsid="0051f6e2" style:font-weight-asian="bold" style:font-weight-complex="bold"/>
    </style:style>
    <style:style style:name="P19" style:family="paragraph" style:parent-style-name="Text_20_body" style:list-style-name="L4">
      <style:text-properties fo:font-weight="bold" officeooo:rsid="00538f1d" officeooo:paragraph-rsid="00538f1d" style:font-weight-asian="bold" style:font-weight-complex="bold"/>
    </style:style>
    <style:style style:name="P20" style:family="paragraph" style:parent-style-name="Text_20_body" style:list-style-name="L4">
      <style:text-properties fo:font-weight="bold" officeooo:rsid="0053e332" officeooo:paragraph-rsid="0053e332" style:font-weight-asian="bold" style:font-weight-complex="bold"/>
    </style:style>
    <style:style style:name="P21" style:family="paragraph" style:parent-style-name="Text_20_body" style:list-style-name="L5">
      <style:text-properties fo:font-weight="bold" officeooo:rsid="00559852" officeooo:paragraph-rsid="00559852" style:font-weight-asian="bold" style:font-weight-complex="bold"/>
    </style:style>
    <style:style style:name="P22" style:family="paragraph" style:parent-style-name="Text_20_body" style:list-style-name="L6">
      <style:text-properties fo:font-weight="bold" officeooo:rsid="0055f83b" officeooo:paragraph-rsid="0055f83b" style:font-weight-asian="bold" style:font-weight-complex="bold"/>
    </style:style>
    <style:style style:name="P23" style:family="paragraph" style:parent-style-name="Text_20_body" style:list-style-name="L7">
      <style:text-properties fo:font-weight="bold" officeooo:rsid="00580199" officeooo:paragraph-rsid="00580199" style:font-weight-asian="bold" style:font-weight-complex="bold"/>
    </style:style>
    <style:style style:name="P24" style:family="paragraph" style:parent-style-name="Text_20_body" style:list-style-name="L8">
      <style:text-properties fo:font-weight="bold" officeooo:rsid="005a7afe" officeooo:paragraph-rsid="005a7afe" style:font-weight-asian="bold" style:font-weight-complex="bold"/>
    </style:style>
    <style:style style:name="P25" style:family="paragraph" style:parent-style-name="Text_20_body" style:list-style-name="L9">
      <style:text-properties fo:font-weight="bold" officeooo:rsid="005b8729" officeooo:paragraph-rsid="005b8729" style:font-weight-asian="bold" style:font-weight-complex="bold"/>
    </style:style>
    <style:style style:name="P26" style:family="paragraph" style:parent-style-name="Text_20_body" style:list-style-name="L10">
      <style:text-properties fo:font-weight="bold" officeooo:rsid="005cf7bb" officeooo:paragraph-rsid="005cf7bb" style:font-weight-asian="bold" style:font-weight-complex="bold"/>
    </style:style>
    <style:style style:name="P27" style:family="paragraph" style:parent-style-name="Text_20_body" style:list-style-name="L11">
      <style:text-properties fo:font-weight="bold" officeooo:rsid="005f032c" officeooo:paragraph-rsid="005f032c" style:font-weight-asian="bold" style:font-weight-complex="bold"/>
    </style:style>
    <style:style style:name="P28" style:family="paragraph" style:parent-style-name="Text_20_body" style:list-style-name="L11">
      <style:text-properties fo:font-weight="bold" officeooo:rsid="0060fe5e" officeooo:paragraph-rsid="0060fe5e" style:font-weight-asian="bold" style:font-weight-complex="bold"/>
    </style:style>
    <style:style style:name="P29" style:family="paragraph" style:parent-style-name="Text_20_body" style:list-style-name="L12">
      <style:text-properties fo:font-weight="bold" officeooo:rsid="0062d212" officeooo:paragraph-rsid="0062d212" style:font-weight-asian="bold" style:font-weight-complex="bold"/>
    </style:style>
    <style:style style:name="P30" style:family="paragraph" style:parent-style-name="Text_20_body" style:list-style-name="L13">
      <style:text-properties fo:font-weight="bold" officeooo:rsid="00633a93" officeooo:paragraph-rsid="00633a93" style:font-weight-asian="bold" style:font-weight-complex="bold"/>
    </style:style>
    <style:style style:name="P31" style:family="paragraph" style:parent-style-name="Text_20_body" style:list-style-name="L14">
      <style:text-properties fo:font-weight="bold" officeooo:rsid="0063dccd" officeooo:paragraph-rsid="0063dccd" style:font-weight-asian="bold" style:font-weight-complex="bold"/>
    </style:style>
    <style:style style:name="P32" style:family="paragraph" style:parent-style-name="Text_20_body" style:list-style-name="L15">
      <style:text-properties fo:font-weight="bold" officeooo:rsid="00657ab6" officeooo:paragraph-rsid="00657ab6" style:font-weight-asian="bold" style:font-weight-complex="bold"/>
    </style:style>
    <style:style style:name="P33" style:family="paragraph" style:parent-style-name="Text_20_body" style:list-style-name="L16">
      <style:text-properties fo:font-weight="bold" officeooo:rsid="00663a1f" officeooo:paragraph-rsid="00663a1f" style:font-weight-asian="bold" style:font-weight-complex="bold"/>
    </style:style>
    <style:style style:name="P34" style:family="paragraph" style:parent-style-name="Text_20_body" style:list-style-name="L17">
      <style:text-properties fo:font-weight="bold" officeooo:rsid="00670f08" officeooo:paragraph-rsid="00670f08" style:font-weight-asian="bold" style:font-weight-complex="bold"/>
    </style:style>
    <style:style style:name="P35" style:family="paragraph" style:parent-style-name="Text_20_body" style:list-style-name="L18">
      <style:text-properties fo:font-weight="bold" officeooo:rsid="00690b82" officeooo:paragraph-rsid="00690b82" style:font-weight-asian="bold" style:font-weight-complex="bold"/>
    </style:style>
    <style:style style:name="P36" style:family="paragraph" style:parent-style-name="Text_20_body" style:list-style-name="L19">
      <style:text-properties fo:font-weight="bold" officeooo:rsid="00699c61" officeooo:paragraph-rsid="00699c61" style:font-weight-asian="bold" style:font-weight-complex="bold"/>
    </style:style>
    <style:style style:name="P37" style:family="paragraph" style:parent-style-name="Text_20_body" style:list-style-name="L20">
      <style:text-properties fo:font-weight="bold" officeooo:rsid="006f7f68" officeooo:paragraph-rsid="006f7f68" style:font-weight-asian="bold" style:font-weight-complex="bold"/>
    </style:style>
    <style:style style:name="P38" style:family="paragraph" style:parent-style-name="Text_20_body" style:list-style-name="L1">
      <style:text-properties officeooo:rsid="004d2cdb" officeooo:paragraph-rsid="004d2cdb"/>
    </style:style>
    <style:style style:name="P39" style:family="paragraph" style:parent-style-name="Text_20_body" style:list-style-name="L2">
      <style:text-properties officeooo:rsid="004d2cdb" officeooo:paragraph-rsid="004d2cdb"/>
    </style:style>
    <style:style style:name="P40" style:family="paragraph" style:parent-style-name="Text_20_body">
      <style:text-properties officeooo:rsid="004d2cdb" officeooo:paragraph-rsid="006fc8ab"/>
    </style:style>
    <style:style style:name="P41" style:family="paragraph" style:parent-style-name="Text_20_body" style:list-style-name="L1">
      <style:text-properties officeooo:rsid="004e4666" officeooo:paragraph-rsid="004e4666"/>
    </style:style>
    <style:style style:name="P42" style:family="paragraph" style:parent-style-name="Text_20_body" style:list-style-name="L2">
      <style:text-properties officeooo:rsid="00505b2e" officeooo:paragraph-rsid="00505b2e"/>
    </style:style>
    <style:style style:name="P43" style:family="paragraph" style:parent-style-name="Text_20_body" style:list-style-name="L3">
      <style:text-properties officeooo:rsid="0051f6e2" officeooo:paragraph-rsid="0051f6e2"/>
    </style:style>
    <style:style style:name="P44" style:family="paragraph" style:parent-style-name="Text_20_body" style:list-style-name="L4">
      <style:text-properties fo:font-weight="normal" officeooo:rsid="00538f1d" officeooo:paragraph-rsid="00538f1d" style:font-weight-asian="normal" style:font-weight-complex="normal"/>
    </style:style>
    <style:style style:name="P45" style:family="paragraph" style:parent-style-name="Text_20_body" style:list-style-name="L5">
      <style:text-properties fo:font-weight="normal" officeooo:rsid="00559852" officeooo:paragraph-rsid="00559852" style:font-weight-asian="normal" style:font-weight-complex="normal"/>
    </style:style>
    <style:style style:name="P46" style:family="paragraph" style:parent-style-name="Text_20_body" style:list-style-name="L6">
      <style:text-properties fo:font-weight="normal" officeooo:rsid="0055f83b" officeooo:paragraph-rsid="0055f83b" style:font-weight-asian="normal" style:font-weight-complex="normal"/>
    </style:style>
    <style:style style:name="P47" style:family="paragraph" style:parent-style-name="Text_20_body" style:list-style-name="L6">
      <style:text-properties fo:font-weight="normal" officeooo:rsid="0056f92d" officeooo:paragraph-rsid="0056f92d" style:font-weight-asian="normal" style:font-weight-complex="normal"/>
    </style:style>
    <style:style style:name="P48" style:family="paragraph" style:parent-style-name="Text_20_body">
      <style:text-properties fo:font-weight="normal" officeooo:rsid="0056f92d" officeooo:paragraph-rsid="006fc8ab" style:font-weight-asian="normal" style:font-weight-complex="normal"/>
    </style:style>
    <style:style style:name="P49" style:family="paragraph" style:parent-style-name="Text_20_body" style:list-style-name="L7">
      <style:text-properties fo:font-weight="normal" officeooo:rsid="00580199" officeooo:paragraph-rsid="00580199" style:font-weight-asian="normal" style:font-weight-complex="normal"/>
    </style:style>
    <style:style style:name="P50" style:family="paragraph" style:parent-style-name="Text_20_body" style:list-style-name="L8">
      <style:text-properties fo:font-weight="normal" officeooo:rsid="005a7afe" officeooo:paragraph-rsid="005a7afe" style:font-weight-asian="normal" style:font-weight-complex="normal"/>
    </style:style>
    <style:style style:name="P51" style:family="paragraph" style:parent-style-name="Text_20_body" style:list-style-name="L9">
      <style:text-properties fo:font-weight="normal" officeooo:rsid="005b8729" officeooo:paragraph-rsid="005b8729" style:font-weight-asian="normal" style:font-weight-complex="normal"/>
    </style:style>
    <style:style style:name="P52" style:family="paragraph" style:parent-style-name="Text_20_body" style:list-style-name="L10">
      <style:text-properties fo:font-weight="normal" officeooo:rsid="005cf7bb" officeooo:paragraph-rsid="005cf7bb" style:font-weight-asian="normal" style:font-weight-complex="normal"/>
    </style:style>
    <style:style style:name="P53" style:family="paragraph" style:parent-style-name="Text_20_body" style:list-style-name="L11">
      <style:text-properties fo:font-weight="normal" officeooo:rsid="005f032c" officeooo:paragraph-rsid="005f032c" style:font-weight-asian="normal" style:font-weight-complex="normal"/>
    </style:style>
    <style:style style:name="P54" style:family="paragraph" style:parent-style-name="Text_20_body" style:list-style-name="L11">
      <style:text-properties fo:font-weight="normal" officeooo:rsid="0060fe5e" officeooo:paragraph-rsid="0060fe5e" style:font-weight-asian="normal" style:font-weight-complex="normal"/>
    </style:style>
    <style:style style:name="P55" style:family="paragraph" style:parent-style-name="Text_20_body" style:list-style-name="L12">
      <style:text-properties fo:font-weight="normal" officeooo:rsid="0062d212" officeooo:paragraph-rsid="0062d212" style:font-weight-asian="normal" style:font-weight-complex="normal"/>
    </style:style>
    <style:style style:name="P56" style:family="paragraph" style:parent-style-name="Text_20_body" style:list-style-name="L13">
      <style:text-properties fo:font-weight="normal" officeooo:rsid="00633a93" officeooo:paragraph-rsid="00633a93" style:font-weight-asian="normal" style:font-weight-complex="normal"/>
    </style:style>
    <style:style style:name="P57" style:family="paragraph" style:parent-style-name="Text_20_body" style:list-style-name="L14">
      <style:text-properties fo:font-weight="normal" officeooo:rsid="0063dccd" officeooo:paragraph-rsid="0063dccd" style:font-weight-asian="normal" style:font-weight-complex="normal"/>
    </style:style>
    <style:style style:name="P58" style:family="paragraph" style:parent-style-name="Text_20_body">
      <style:text-properties fo:font-weight="normal" officeooo:rsid="0063dccd" officeooo:paragraph-rsid="006fc8ab" style:font-weight-asian="normal" style:font-weight-complex="normal"/>
    </style:style>
    <style:style style:name="P59" style:family="paragraph" style:parent-style-name="Text_20_body" style:list-style-name="L15">
      <style:text-properties fo:font-weight="normal" officeooo:rsid="00657ab6" officeooo:paragraph-rsid="00657ab6" style:font-weight-asian="normal" style:font-weight-complex="normal"/>
    </style:style>
    <style:style style:name="P60" style:family="paragraph" style:parent-style-name="Text_20_body">
      <style:text-properties fo:font-weight="normal" officeooo:rsid="00657ab6" officeooo:paragraph-rsid="006fc8ab" style:font-weight-asian="normal" style:font-weight-complex="normal"/>
    </style:style>
    <style:style style:name="P61" style:family="paragraph" style:parent-style-name="Text_20_body" style:list-style-name="L16">
      <style:text-properties fo:font-weight="normal" officeooo:rsid="00663a1f" officeooo:paragraph-rsid="00663a1f" style:font-weight-asian="normal" style:font-weight-complex="normal"/>
    </style:style>
    <style:style style:name="P62" style:family="paragraph" style:parent-style-name="Text_20_body">
      <style:text-properties fo:font-weight="normal" officeooo:rsid="00663a1f" officeooo:paragraph-rsid="006fc8ab" style:font-weight-asian="normal" style:font-weight-complex="normal"/>
    </style:style>
    <style:style style:name="P63" style:family="paragraph" style:parent-style-name="Text_20_body" style:list-style-name="L17">
      <style:text-properties fo:font-weight="normal" officeooo:rsid="00670f08" officeooo:paragraph-rsid="00670f08" style:font-weight-asian="normal" style:font-weight-complex="normal"/>
    </style:style>
    <style:style style:name="P64" style:family="paragraph" style:parent-style-name="Text_20_body" style:list-style-name="L17">
      <style:text-properties fo:font-weight="normal" officeooo:rsid="0067e7b4" officeooo:paragraph-rsid="0068c48f" style:font-weight-asian="normal" style:font-weight-complex="normal"/>
    </style:style>
    <style:style style:name="P65" style:family="paragraph" style:parent-style-name="Text_20_body" style:list-style-name="L17">
      <style:text-properties fo:font-weight="normal" officeooo:rsid="0067e7b4" officeooo:paragraph-rsid="0067e7b4" style:font-weight-asian="normal" style:font-weight-complex="normal"/>
    </style:style>
    <style:style style:name="P66" style:family="paragraph" style:parent-style-name="Text_20_body" style:list-style-name="L18">
      <style:text-properties fo:font-weight="normal" officeooo:rsid="00690b82" officeooo:paragraph-rsid="00690b82" style:font-weight-asian="normal" style:font-weight-complex="normal"/>
    </style:style>
    <style:style style:name="P67" style:family="paragraph" style:parent-style-name="Text_20_body">
      <style:text-properties fo:font-weight="normal" officeooo:rsid="00690b82" officeooo:paragraph-rsid="006fc8ab" style:font-weight-asian="normal" style:font-weight-complex="normal"/>
    </style:style>
    <style:style style:name="P68" style:family="paragraph" style:parent-style-name="Text_20_body" style:list-style-name="L19">
      <style:text-properties fo:font-weight="normal" officeooo:rsid="00699c61" officeooo:paragraph-rsid="00699c61" style:font-weight-asian="normal" style:font-weight-complex="normal"/>
    </style:style>
    <style:style style:name="P69" style:family="paragraph" style:parent-style-name="Text_20_body" style:list-style-name="L20">
      <style:text-properties fo:font-weight="normal" officeooo:rsid="006f7f68" officeooo:paragraph-rsid="006f7f68" style:font-weight-asian="normal" style:font-weight-complex="normal"/>
    </style:style>
    <style:style style:name="P70" style:family="paragraph" style:parent-style-name="Text_20_body" style:list-style-name="L12">
      <style:text-properties fo:font-weight="normal" officeooo:rsid="006fc8ab" officeooo:paragraph-rsid="006fc8ab" style:font-weight-asian="normal" style:font-weight-complex="normal"/>
    </style:style>
    <style:style style:name="P71" style:family="paragraph" style:parent-style-name="Text_20_body" style:list-style-name="">
      <style:paragraph-properties fo:line-height="150%" fo:text-align="justify" style:justify-single-word="false"/>
      <style:text-properties fo:font-weight="normal" officeooo:rsid="00763ef3" officeooo:paragraph-rsid="006fc8ab" style:font-weight-asian="normal" style:font-weight-complex="normal"/>
    </style:style>
    <style:style style:name="P72" style:family="paragraph" style:parent-style-name="Text_20_body">
      <style:paragraph-properties fo:text-align="justify" style:justify-single-word="false"/>
      <style:text-properties fo:font-weight="normal" officeooo:rsid="00763ef3" officeooo:paragraph-rsid="006fc8ab" style:font-weight-asian="normal" style:font-weight-complex="normal"/>
    </style:style>
    <style:style style:name="P73" style:family="paragraph" style:parent-style-name="Text_20_body">
      <style:paragraph-properties fo:text-align="center" style:justify-single-word="false"/>
      <style:text-properties fo:font-weight="normal" officeooo:rsid="00777d8b" officeooo:paragraph-rsid="006fc8ab" style:font-weight-asian="normal" style:font-weight-complex="normal"/>
    </style:style>
    <style:style style:name="P74" style:family="paragraph" style:parent-style-name="Text_20_body">
      <style:paragraph-properties fo:text-align="justify" style:justify-single-word="false"/>
      <style:text-properties fo:font-weight="normal" officeooo:rsid="00743a41" officeooo:paragraph-rsid="006fc8ab" style:font-weight-asian="normal" style:font-weight-complex="normal"/>
    </style:style>
    <style:style style:name="P75" style:family="paragraph" style:parent-style-name="Text_20_body">
      <style:paragraph-properties fo:text-align="justify" style:justify-single-word="false"/>
      <style:text-properties fo:font-weight="normal" officeooo:rsid="00748711" officeooo:paragraph-rsid="006fc8ab" style:font-weight-asian="normal" style:font-weight-complex="normal"/>
    </style:style>
    <style:style style:name="P76" style:family="paragraph" style:parent-style-name="Text_20_body">
      <style:paragraph-properties fo:text-align="justify" style:justify-single-word="false"/>
      <style:text-properties fo:font-weight="normal" officeooo:rsid="00758bca" officeooo:paragraph-rsid="006fc8ab" style:font-weight-asian="normal" style:font-weight-complex="normal"/>
    </style:style>
    <style:style style:name="P77" style:family="paragraph" style:parent-style-name="Text_20_body" style:list-style-name="L4">
      <style:text-properties officeooo:rsid="00538f1d" officeooo:paragraph-rsid="00538f1d"/>
    </style:style>
    <style:style style:name="P78" style:family="paragraph" style:parent-style-name="Text_20_body">
      <style:text-properties officeooo:rsid="00538f1d" officeooo:paragraph-rsid="006fc8ab"/>
    </style:style>
    <style:style style:name="P79" style:family="paragraph" style:parent-style-name="Heading_20_1">
      <style:paragraph-properties fo:break-before="page"/>
    </style:style>
    <style:style style:name="T1" style:family="text">
      <style:text-properties officeooo:rsid="004d2cdb"/>
    </style:style>
    <style:style style:name="T2" style:family="text">
      <style:text-properties officeooo:rsid="004f6eb1"/>
    </style:style>
    <style:style style:name="T3" style:family="text">
      <style:text-properties officeooo:rsid="00505b2e"/>
    </style:style>
    <style:style style:name="T4" style:family="text">
      <style:text-properties officeooo:rsid="0051f6e2"/>
    </style:style>
    <style:style style:name="T5" style:family="text">
      <style:text-properties officeooo:rsid="0053e332"/>
    </style:style>
    <style:style style:name="T6" style:family="text">
      <style:text-properties officeooo:rsid="0055160c"/>
    </style:style>
    <style:style style:name="T7" style:family="text">
      <style:text-properties officeooo:rsid="00559852"/>
    </style:style>
    <style:style style:name="T8" style:family="text">
      <style:text-properties fo:font-weight="normal" officeooo:rsid="00690b82" style:font-weight-asian="normal" style:font-weight-complex="normal"/>
    </style:style>
    <style:style style:name="T9" style:family="text">
      <style:text-properties officeooo:rsid="0055f83b"/>
    </style:style>
    <style:style style:name="T10" style:family="text">
      <style:text-properties officeooo:rsid="00580199"/>
    </style:style>
    <style:style style:name="T11" style:family="text">
      <style:text-properties officeooo:rsid="005a7afe"/>
    </style:style>
    <style:style style:name="T12" style:family="text">
      <style:text-properties officeooo:rsid="0062d212"/>
    </style:style>
    <style:style style:name="T13" style:family="text">
      <style:text-properties officeooo:rsid="00633a93"/>
    </style:style>
    <style:style style:name="T14" style:family="text">
      <style:text-properties officeooo:rsid="00663a1f"/>
    </style:style>
    <style:style style:name="T15" style:family="text">
      <style:text-properties officeooo:rsid="00670f08"/>
    </style:style>
    <style:style style:name="T16" style:family="text">
      <style:text-properties officeooo:rsid="0068c48f"/>
    </style:style>
    <style:style style:name="T17" style:family="text">
      <style:text-properties officeooo:rsid="00690b82"/>
    </style:style>
    <style:style style:name="T18" style:family="text">
      <style:text-properties officeooo:rsid="00699c61"/>
    </style:style>
    <style:style style:name="T19" style:family="text">
      <style:text-properties officeooo:rsid="006b7b4a"/>
    </style:style>
    <style:style style:name="T20" style:family="text">
      <style:text-properties officeooo:rsid="006cee99"/>
    </style:style>
    <style:style style:name="T21" style:family="text">
      <style:text-properties officeooo:rsid="006fc8ab"/>
    </style:style>
    <style:style style:name="T22" style:family="text">
      <style:text-properties officeooo:rsid="00750c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76cm" fo:text-indent="-0.635cm" fo:margin-left="1.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95cm" fo:text-indent="-0.635cm" fo:margin-left="2.3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cm" fo:text-indent="-0.635cm" fo:margin-left="3.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65cm" fo:text-indent="-0.635cm" fo:margin-left="3.6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cm" fo:text-indent="-0.635cm" fo:margin-left="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35cm" fo:text-indent="-0.635cm" fo:margin-left="4.9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cm" fo:text-indent="-0.635cm" fo:margin-left="5.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05cm" fo:text-indent="-0.635cm" fo:margin-left="6.2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cm" fo:text-indent="-0.635cm" fo:margin-left="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75cm" fo:text-indent="-0.635cm" fo:margin-left="7.47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Відгук</text:p>
      <text:p text:style-name="P74">With Spring framework I was familiar before reading the book. I decided to read some book about Spring to systematize knowledge and to learn something new. I decided to read the “Spring Pro” because I saw good reviews about the it, plus the book based on latest spring version.</text:p>
      <text:p text:style-name="P75">If you are not familiar with inversion of control then book can be not very clear, but if you know Java EE platform then you will find very familiar or even the same approaches and technologies.</text:p>
      <text:p text:style-name="P75">Book describes many technologies, which can be used together to build powerful applications. There are many sections that describe technologies with examples of code. </text:p>
      <text:p text:style-name="P75">The most examples use xml configuration which I don't like. <text:span text:style-name="T22">I prefer to use annotations to see what going on by seeing a code directly.</text:span></text:p>
      <text:p text:style-name="P76">Book also have chapters for such technologies and frameworks as JPA, ORM, Hibernate, Aspectj etc with examples of code, which can help to introduce to those technologies and their functions. There are entire books about these technologies.</text:p>
      <text:p text:style-name="P72">By reading the book I saw technologies that I didn't use previously. Most interesting was “Spring Application Monitoring”, which describes possibility to monitor spring application and hibernate statistic.</text:p>
      <text:h text:style-name="P71" text:outline-level="1">In general, the “Spring Pro” can broaden knowledge on <text:span text:style-name="T21">Spring and </text:span>enterprise technologies.</text:h>
      <text:h text:style-name="P79" text:outline-level="1">TESTS</text:h>
      <text:p text:style-name="P2">1<text:span text:style-name="T3">)</text:span> <text:span text:style-name="T21">What is true about </text:span>@Scheduled?</text:p>
      <text:list xml:id="list684809378963064071" text:style-name="L1">
        <text:list-item>
          <text:p text:style-name="P16"><text:span text:style-name="T1">Applied on</text:span> method <text:span text:style-name="T1">to</text:span> <text:span text:style-name="T1">automatically invoke it</text:span> with specified period by task scheduler;</text:p>
        </text:list-item>
        <text:list-item>
          <text:p text:style-name="P38">Applied on class to automatically invoke all methods in the class with specified period by task scheduler;</text:p>
        </text:list-item>
        <text:list-item>
          <text:p text:style-name="P38">Applied on class that implements Runnable interface to invoke it with specified period by task scheduler;</text:p>
        </text:list-item>
        <text:list-item>
          <text:p text:style-name="P41">Applied on method to <text:span text:style-name="T2">execute method </text:span>asynchronously <text:span text:style-name="T2">on call</text:span> <text:span text:style-name="T2">by task scheduler</text:span> <text:span text:style-name="T2">(without waiting until method finish).</text:span></text:p>
        </text:list-item>
      </text:list>
      <text:p text:style-name="P40">2) <text:span text:style-name="T3">Which sentences are </text:span><text:span text:style-name="T8">true</text:span><text:span text:style-name="T3"> about </text:span>@Async?</text:p>
      <text:list xml:id="list1337475780637716243" text:style-name="L2">
        <text:list-item>
          <text:p text:style-name="P17">Applied on method to run it asynchronously (without waiting until <text:span text:style-name="T2">method finish</text:span>);</text:p>
        </text:list-item>
        <text:list-item>
          <text:p text:style-name="P17">Method may not return result (void).</text:p>
        </text:list-item>
        <text:list-item>
          <text:p text:style-name="P17">Method may return Future&lt;T&gt; object that <text:span text:style-name="T2">may</text:span> be used by the caller to retrieve the result of the execution later;</text:p>
        </text:list-item>
        <text:list-item>
          <text:p text:style-name="P39">Method can return any object.</text:p>
        </text:list-item>
        <text:list-item>
          <text:p text:style-name="P42">Applied on method to automatically invoke it with specified period by task scheduler;</text:p>
        </text:list-item>
      </text:list>
      <text:p text:style-name="P3">3) <text:span text:style-name="T4">Which annotations can be applied on class to make it spring bean?</text:span></text:p>
      <text:list xml:id="list836118029770546868" text:style-name="L3">
        <text:list-item>
          <text:p text:style-name="P18">@Component; </text:p>
        </text:list-item>
        <text:list-item>
          <text:p text:style-name="P18">@Controller;</text:p>
        </text:list-item>
        <text:list-item>
          <text:p text:style-name="P18">@RestController; </text:p>
        </text:list-item>
        <text:list-item>
          <text:p text:style-name="P18">@Repository;</text:p>
        </text:list-item>
        <text:list-item>
          <text:p text:style-name="P18">@Service;</text:p>
        </text:list-item>
        <text:list-item>
          <text:p text:style-name="P43">@Storage;</text:p>
        </text:list-item>
        <text:list-item>
          <text:p text:style-name="P43">@Table;</text:p>
        </text:list-item>
        <text:list-item>
          <text:p text:style-name="P43">@Entity;</text:p>
        </text:list-item>
        <text:list-item>
          <text:p text:style-name="P43">@Async;</text:p>
        </text:list-item>
        <text:list-item>
          <text:p text:style-name="P43">@Scheduled.</text:p>
        </text:list-item>
      </text:list>
      <text:p text:style-name="P78"><text:soft-page-break/>4) What is <text:span text:style-name="T8">true</text:span> about @PostConstruct and @PreDestroy annotations?</text:p>
      <text:list xml:id="list3969138107215704328" text:style-name="L4">
        <text:list-item>
          <text:p text:style-name="P19">Handle bean creation/destroying life cycle.</text:p>
        </text:list-item>
        <text:list-item>
          <text:p text:style-name="P44"><text:span text:style-name="T5">H</text:span>andle application context creation/destroying life cycle.</text:p>
        </text:list-item>
        <text:list-item>
          <text:p text:style-name="P19">Defined on void method without arguments;</text:p>
        </text:list-item>
        <text:list-item>
          <text:p text:style-name="P77">Defined on void method with arguments, which may be <text:span text:style-name="T6">used for dependency injection</text:span>;</text:p>
        </text:list-item>
        <text:list-item>
          <text:p text:style-name="P20">Doing the same logic as if bean implementing InitializingBean and DisposableBean interfaces.</text:p>
        </text:list-item>
      </text:list>
      <text:p text:style-name="P5">5) <text:span text:style-name="T7">Choose correct designation for bean annotated with @Repository:</text:span></text:p>
      <text:list xml:id="list8570359062520493363" text:style-name="L5">
        <text:list-item>
          <text:p text:style-name="P45">Generic stereotype for any Spring-managed component;</text:p>
        </text:list-item>
        <text:list-item>
          <text:p text:style-name="P21">Stereotype for persistence layer with automatic exception translation;</text:p>
        </text:list-item>
        <text:list-item>
          <text:p text:style-name="P45">Stereotype for service layer (component in the business layer);</text:p>
        </text:list-item>
        <text:list-item>
          <text:p text:style-name="P45">Stereotype for presentation layer (spring-mvc).</text:p>
        </text:list-item>
      </text:list>
      <text:p text:style-name="P6">6) <text:span text:style-name="T9">What is right about @Configuration annotation:</text:span></text:p>
      <text:list xml:id="list104503007361043745" text:style-name="L6">
        <text:list-item>
          <text:p text:style-name="P22">Alternative way to xml configuration.</text:p>
        </text:list-item>
        <text:list-item>
          <text:p text:style-name="P22">@Bean annotation on methods indicate that returned object will be managed by spring.</text:p>
        </text:list-item>
        <text:list-item>
          <text:p text:style-name="P46">Used on class to inject dependencies into even if object is not managed by spring.</text:p>
        </text:list-item>
        <text:list-item>
          <text:p text:style-name="P47">Used on void method without arguments to do additional processing after bean creation.</text:p>
        </text:list-item>
      </text:list>
      <text:p text:style-name="P48">7) <text:span text:style-name="T10">What is true about dynamic spring AOP?</text:span></text:p>
      <text:list xml:id="list2389228738552349569" text:style-name="L7">
        <text:list-item>
          <text:p text:style-name="P23">Allows to make changes to the AOP configuration at runtime without having to recompile the application;</text:p>
        </text:list-item>
        <text:list-item>
          <text:p text:style-name="P49">Crosscutting AOP logic is applied to byte code at compile time;</text:p>
        </text:list-item>
        <text:list-item>
          <text:p text:style-name="P49">Has better performance;</text:p>
        </text:list-item>
        <text:list-item>
          <text:p text:style-name="P23">Create proxies for all advised objects.</text:p>
        </text:list-item>
      </text:list>
      <text:p text:style-name="P7">8) <text:span text:style-name="T11">Dynamically generates the bytecode for a new class on the </text:span></text:p>
      <text:p text:style-name="P8">fly for each proxy, reusing already generated classes wherever possible:</text:p>
      <text:list xml:id="list4504666161267065521" text:style-name="L8">
        <text:list-item>
          <text:p text:style-name="P24">CGLIB proxy;</text:p>
        </text:list-item>
        <text:list-item>
          <text:p text:style-name="P50"><text:soft-page-break/>JDK proxy;</text:p>
        </text:list-item>
        <text:list-item>
          <text:p text:style-name="P50">Aspectj proxy.</text:p>
        </text:list-item>
      </text:list>
      <text:p text:style-name="P9">9) @Autowire annotation used for dependency injection and can be applied:</text:p>
      <text:list xml:id="list377794960663532761" text:style-name="L9">
        <text:list-item>
          <text:p text:style-name="P25">On constructor;</text:p>
        </text:list-item>
        <text:list-item>
          <text:p text:style-name="P51">On getter method;</text:p>
        </text:list-item>
        <text:list-item>
          <text:p text:style-name="P25">On setter method;</text:p>
        </text:list-item>
        <text:list-item>
          <text:p text:style-name="P25">On field;</text:p>
        </text:list-item>
        <text:list-item>
          <text:p text:style-name="P51">On class.</text:p>
        </text:list-item>
      </text:list>
      <text:p text:style-name="P10">10) Which technologies related to data persistence layer?</text:p>
      <text:list xml:id="list4371426815756468341" text:style-name="L10">
        <text:list-item>
          <text:p text:style-name="P26">JDBC;</text:p>
        </text:list-item>
        <text:list-item>
          <text:p text:style-name="P52">RESTful;</text:p>
        </text:list-item>
        <text:list-item>
          <text:p text:style-name="P26">Hibernate; </text:p>
        </text:list-item>
        <text:list-item>
          <text:p text:style-name="P26">JDO; </text:p>
        </text:list-item>
        <text:list-item>
          <text:p text:style-name="P26">JPA;</text:p>
        </text:list-item>
        <text:list-item>
          <text:p text:style-name="P52">MVC;</text:p>
        </text:list-item>
        <text:list-item>
          <text:p text:style-name="P52">AOP.</text:p>
        </text:list-item>
      </text:list>
      <text:p text:style-name="P11">11) Which annotations related to <text:span text:style-name="T21">ORM</text:span> entity mapping?</text:p>
      <text:list xml:id="list2497201883524328659" text:style-name="L11">
        <text:list-item>
          <text:p text:style-name="P27">@Entity;</text:p>
        </text:list-item>
        <text:list-item>
          <text:p text:style-name="P53">@Database;</text:p>
        </text:list-item>
        <text:list-item>
          <text:p text:style-name="P27">@Table;</text:p>
        </text:list-item>
        <text:list-item>
          <text:p text:style-name="P28">@Id;</text:p>
        </text:list-item>
        <text:list-item>
          <text:p text:style-name="P28">@OneToOne, @ManyToOne, @ManyToMany;</text:p>
        </text:list-item>
        <text:list-item>
          <text:p text:style-name="P28">@Basic;</text:p>
        </text:list-item>
        <text:list-item>
          <text:p text:style-name="P54">@Binary;</text:p>
        </text:list-item>
        <text:list-item>
          <text:p text:style-name="P28">@Enumerated;</text:p>
        </text:list-item>
        <text:list-item>
          <text:p text:style-name="P28">@Lob.</text:p>
        </text:list-item>
      </text:list>
      <text:p text:style-name="P4"/>
      <text:p text:style-name="P4"/>
      <text:p text:style-name="P12"><text:soft-page-break/>12) <text:span text:style-name="T12">Spring security annotation for specifying a method access-control expression which will be evaluated to decide whether a method invocation is allowed or not?</text:span></text:p>
      <text:list xml:id="list3890282365380919943" text:style-name="L12">
        <text:list-item>
          <text:p text:style-name="P55">@Secure;</text:p>
        </text:list-item>
        <text:list-item>
          <text:p text:style-name="P29">@PreAuthorize;</text:p>
        </text:list-item>
        <text:list-item>
          <text:p text:style-name="P55">@HasRole;</text:p>
        </text:list-item>
        <text:list-item>
          <text:p text:style-name="P70">@PostAuthorize;</text:p>
        </text:list-item>
        <text:list-item>
          <text:p text:style-name="P55">@IsAuthorized.</text:p>
        </text:list-item>
      </text:list>
      <text:p text:style-name="P13">13) <text:span text:style-name="T13">What difference between @Component and @Service annotations?</text:span></text:p>
      <text:list xml:id="list5149490618752225324" text:style-name="L13">
        <text:list-item>
          <text:p text:style-name="P56">@Service provides automatic exception translation;</text:p>
        </text:list-item>
        <text:list-item>
          <text:p text:style-name="P30">They have the same functionality;</text:p>
        </text:list-item>
        <text:list-item>
          <text:p text:style-name="P56">@Service builds on @Component's;</text:p>
        </text:list-item>
      </text:list>
      <text:p text:style-name="P58">14) What is <text:span text:style-name="T17">true</text:span> about @RestController and @Controller annotations?</text:p>
      <text:list xml:id="list5113258172553183816" text:style-name="L14">
        <text:list-item>
          <text:p text:style-name="P57">They have the same functionality;</text:p>
        </text:list-item>
        <text:list-item>
          <text:p text:style-name="P57">@RestController can be used to build RESTful API and @Controller can't be.</text:p>
        </text:list-item>
        <text:list-item>
          <text:p text:style-name="P31">@RestController is a convenience annotation that does nothing more than adding the @Controller and @ResponseBody annotations.</text:p>
        </text:list-item>
      </text:list>
      <text:p text:style-name="P60">15) What is <text:span text:style-name="T17">true</text:span> about spring MVC?</text:p>
      <text:list xml:id="list7831635001947832379" text:style-name="L15">
        <text:list-item>
          <text:p text:style-name="P32">Servlet container is required;</text:p>
        </text:list-item>
        <text:list-item>
          <text:p text:style-name="P32">@Controller, @RestController is part of spring MVC;</text:p>
        </text:list-item>
        <text:list-item>
          <text:p text:style-name="P59">JEE container is required;</text:p>
        </text:list-item>
        <text:list-item>
          <text:p text:style-name="P59">Nothing right.</text:p>
        </text:list-item>
      </text:list>
      <text:p text:style-name="P60">16) <text:span text:style-name="T14">What is true about JDK proxy (AOP)?</text:span></text:p>
      <text:list xml:id="list414712795772339189" text:style-name="L16">
        <text:list-item>
          <text:p text:style-name="P61">Doesn't work with abstract classes;</text:p>
        </text:list-item>
        <text:list-item>
          <text:p text:style-name="P61">Proxy classes, but is less performance than spring CGLIB proxy;</text:p>
        </text:list-item>
        <text:list-item>
          <text:p text:style-name="P33">Works only with interfaces, thus it is not possible to intercept methods of the class if class does not implement interface with those methods;</text:p>
        </text:list-item>
        <text:list-item>
          <text:p text:style-name="P61">Nothing right.</text:p>
        </text:list-item>
      </text:list>
      <text:p text:style-name="P62">17) <text:span text:style-name="T15">What is true about AspectJ compile time AOP ?</text:span></text:p>
      <text:list xml:id="list4515857115751753874" text:style-name="L17">
        <text:list-item>
          <text:p text:style-name="P63"><text:span text:style-name="T21">Lower</text:span> performance than JDK proxy;</text:p>
        </text:list-item>
        <text:list-item>
          <text:p text:style-name="P63"><text:soft-page-break/><text:span text:style-name="T21">Lower</text:span> performance than CGLIB proxy;</text:p>
        </text:list-item>
        <text:list-item>
          <text:p text:style-name="P34">Able to proxy private methods when runtime JDK and CGLIB can't;</text:p>
        </text:list-item>
        <text:list-item>
          <text:p text:style-name="P34">Able to proxy access to fields when runtime JDK and CGLIB can't;</text:p>
        </text:list-item>
        <text:list-item>
          <text:p text:style-name="P34">Able to proxy static fields/methods when runtime JDK and CGLIB can't;</text:p>
        </text:list-item>
        <text:list-item>
          <text:p text:style-name="P64"><text:span text:style-name="T16">S</text:span>pring <text:span text:style-name="T16">is r</text:span>equired;</text:p>
        </text:list-item>
        <text:list-item>
          <text:p text:style-name="P65">Incompatible with spring.</text:p>
        </text:list-item>
      </text:list>
      <text:p text:style-name="P14">18) <text:span text:style-name="T17">What is true about JPA?</text:span></text:p>
      <text:list xml:id="list2776051734373851677" text:style-name="L18">
        <text:list-item>
          <text:p text:style-name="P35">Standard of JEE. It is just a specification;</text:p>
        </text:list-item>
        <text:list-item>
          <text:p text:style-name="P35">Used to transparently map java objects to database storage and vice versa;</text:p>
        </text:list-item>
        <text:list-item>
          <text:p text:style-name="P66">JPA builds on hibernate;</text:p>
        </text:list-item>
        <text:list-item>
          <text:p text:style-name="P35">Hibernate is one of JPA implementations;</text:p>
        </text:list-item>
      </text:list>
      <text:p text:style-name="P67">19) <text:span text:style-name="T18">What is </text:span>true<text:span text:style-name="T18"> about spring and JEE container?</text:span></text:p>
      <text:list xml:id="list8598672272733867587" text:style-name="L19">
        <text:list-item>
          <text:p text:style-name="P68">Spring can't work inside JEE container;</text:p>
        </text:list-item>
        <text:list-item>
          <text:p text:style-name="P68">Spring one of JEE implementations;</text:p>
        </text:list-item>
        <text:list-item>
          <text:p text:style-name="P36">Spring can work inside JEE container and use its resources (<text:span text:style-name="T19">ORM</text:span>, JMS etc);</text:p>
        </text:list-item>
        <text:list-item>
          <text:p text:style-name="P36">Spring can use JEE beans.</text:p>
        </text:list-item>
      </text:list>
      <text:p text:style-name="P15">20) <text:span text:style-name="T20">How to enable spring @Async and @Scheduled annotations in xml configuration?</text:span></text:p>
      <text:list xml:id="list7234094723283954236" text:style-name="L20">
        <text:list-item>
          <text:p text:style-name="P69">&lt;context:annotation-config /&gt;</text:p>
        </text:list-item>
        <text:list-item>
          <text:p text:style-name="P69">&lt;context:spring-configured /&gt;</text:p>
        </text:list-item>
        <text:list-item>
          <text:p text:style-name="P37">&lt;task:annotation-driven /&gt;</text:p>
        </text:list-item>
        <text:list-item>
          <text:p text:style-name="P69">&lt;aop:aspectj-autoproxy /&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style:page-number="auto"/>
      <style:text-properties style:use-window-font-color="true" style:font-name="Times New Roman" fo:font-family="'Times New Roman'" style:font-style-name="Regular" style:font-family-generic="roman"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251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5T21:45:47.502704701</dc:date>
    <meta:generator>LibreOffice/4.2.8.2$Linux_X86_64 LibreOffice_project/420m0$Build-2</meta:generator>
    <meta:editing-duration>PT21H17M50S</meta:editing-duration>
    <meta:editing-cycles>60</meta:editing-cycles>
    <meta:document-statistic meta:table-count="0" meta:image-count="0" meta:object-count="0" meta:page-count="6" meta:paragraph-count="129" meta:word-count="1057" meta:character-count="6479" meta:non-whitespace-character-count="5643"/>
  </office:meta>
</office:document-meta>
</file>